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Replacements/Object 1" manifest:media-type=""/>
  <manifest:file-entry manifest:full-path="ObjectReplacements/Object 2" manifest:media-type="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genev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verdana" fo:font-size="10pt"/>
    </style:style>
    <style:style style:name="P2" style:family="paragraph" style:parent-style-name="Text_20_body">
      <style:paragraph-properties fo:text-align="end" style:justify-single-word="false"/>
      <style:text-properties style:font-name="verdana" fo:font-size="10pt"/>
    </style:style>
    <style:style style:name="T1" style:family="text">
      <style:text-properties style:font-name="verdana" fo:font-size="10pt"/>
    </style:style>
    <style:style style:name="fr1" style:family="graphic" style:parent-style-name="OL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 draw:ole-draw-aspect="1" draw:frame-display-border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Object1" text:anchor-type="page" text:anchor-page-number="1" svg:x="0cm" svg:y="0cm" svg:width="20.373cm" svg:height="2.381cm" draw:z-index="0">
        <draw:floating-frame draw:frame-name="aswift_0"/>
      </draw:frame>
      <draw:frame draw:style-name="fr1" draw:name="Object2" text:anchor-type="page" text:anchor-page-number="1" svg:x="0cm" svg:y="0cm" svg:width="20.373cm" svg:height="2.381cm" draw:z-index="1">
        <draw:floating-frame draw:frame-name="aswift_1"/>
      </draw:frame>
      <text:p text:style-name="Text_20_body"><text:span text:style-name="Strong_20_Emphasis"><text:span text:style-name="T1">31-A program that allows us to do specific tasks is:</text:span></text:span></text:p>
      <text:p text:style-name="P1"><text:bookmark text:name="aswift_0_expand"/><text:bookmark text:name="aswift_0_anchor"/>(A) Application software</text:p>
      <text:p text:style-name="P1">(B) System software</text:p>
      <text:p text:style-name="P1">(C) Windows 2000</text:p>
      <text:p text:style-name="P1">(D) Windows Xp</text:p>
      <text:p text:style-name="P2">(Ans: A)</text:p>
      <text:p text:style-name="Text_20_body"> </text:p>
      <text:p text:style-name="Text_20_body"><text:span text:style-name="Strong_20_Emphasis"><text:span text:style-name="T1">32-In a computer network which device acts as a traffic cop:</text:span></text:span></text:p>
      <text:p text:style-name="P1">(A) Router</text:p>
      <text:p text:style-name="P1">(B) Hub</text:p>
      <text:p text:style-name="P1">(C) Switch</text:p>
      <text:p text:style-name="P1">(D) Modem</text:p>
      <text:p text:style-name="P2">(Ans: C)</text:p>
      <text:p text:style-name="Text_20_body"> </text:p>
      <text:p text:style-name="Text_20_body"><text:span text:style-name="Strong_20_Emphasis"><text:span text:style-name="T1">33-The computer you are controlling or working via a network is called?</text:span></text:span></text:p>
      <text:p text:style-name="P1">(A) Remote computer</text:p>
      <text:p text:style-name="P1">(B) Local computer</text:p>
      <text:p text:style-name="P1">(C) Host computer</text:p>
      <text:p text:style-name="P1">(D) Personal Computer</text:p>
      <text:p text:style-name="P2">(Ans: A)</text:p>
      <text:p text:style-name="Text_20_body"><text:bookmark text:name="aswift_1_expand"/><text:bookmark text:name="aswift_1_anchor"/> </text:p>
      <text:p text:style-name="Text_20_body"><text:span text:style-name="Strong_20_Emphasis"><text:span text:style-name="T1">34-WYSIWYG is an acronym for what?</text:span></text:span></text:p>
      <text:p text:style-name="P1">(A) What You Saw Is What You Got</text:p>
      <text:p text:style-name="P1">(B) What You See Is What You Get</text:p>
      <text:p text:style-name="P1">(C) What You Seen Is What You Gotten</text:p>
      <text:p text:style-name="P1">(D) What You Sow Is What You Get</text:p>
      <text:p text:style-name="P2">(Ans: B)</text:p>
      <text:p text:style-name="Text_20_body"> </text:p>
      <text:p text:style-name="Text_20_body"><text:span text:style-name="Strong_20_Emphasis"><text:span text:style-name="T1">35-Which protocol sends electronic mail?</text:span></text:span></text:p>
      <text:p text:style-name="P1">(A) Outlook Express</text:p>
      <text:p text:style-name="P1">(B) POP3</text:p>
      <text:p text:style-name="P1">(C) FTP</text:p>
      <text:p text:style-name="P1">(D) SMTP</text:p>
      <text:p text:style-name="P2"><text:soft-page-break/>(Ans: D)</text:p>
      <text:p text:style-name="Text_20_body"> </text:p>
      <text:p text:style-name="Text_20_body"><text:span text:style-name="Strong_20_Emphasis"><text:span text:style-name="T1">36-What type of connector is used to plug a telephone line into a modem?</text:span></text:span></text:p>
      <text:p text:style-name="P1">(A) COM1</text:p>
      <text:p text:style-name="P1">(B) RJ-45</text:p>
      <text:p text:style-name="P1">(C) RJ-11</text:p>
      <text:p text:style-name="P1">(D) RJ-10</text:p>
      <text:p text:style-name="P2">(Ans: C)</text:p>
      <text:p text:style-name="Text_20_body"> 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genev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0:58:28.593693677</meta:creation-date>
    <dc:date>2018-11-15T10:58:52.459538058</dc:date>
    <meta:editing-duration>PT24S</meta:editing-duration>
    <meta:editing-cycles>1</meta:editing-cycles>
    <meta:document-statistic meta:table-count="0" meta:image-count="0" meta:object-count="2" meta:page-count="2" meta:paragraph-count="42" meta:word-count="151" meta:character-count="776" meta:non-whitespace-character-count="655"/>
    <meta:generator>LibreOffice/5.1.6.2$Linux_X86_64 LibreOffice_project/10m0$Build-2</meta:generator>
  </office:meta>
</office:document-meta>
</file>